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54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0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3" table:style-name="ce13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1" calcext:value-type="float">
            <text:p>-0.1</text:p>
          </table:table-cell>
          <table:table-cell table:number-columns-repeated="2" table:style-name="ce17" office:value-type="float" office:value="0.2" calcext:value-type="float">
            <text:p>0.2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0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2" calcext:value-type="float">
            <text:p>-0.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2" calcext:value-type="float">
            <text:p>-0.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2" calcext:value-type="float">
            <text:p>-0.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4" office:value-type="float" office:value="-0.1" calcext:value-type="float">
            <text:p>-0.1</text:p>
          </table:table-cell>
          <table:table-cell table:number-columns-repeated="3" table:style-name="ce64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 table:number-rows-repeated="3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3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07:52:41.146610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07:52:45.121833398</dc:date>
    <meta:editing-duration>P1DT4H2M48S</meta:editing-duration>
    <meta:editing-cycles>1200</meta:editing-cycles>
    <meta:document-statistic meta:table-count="8" meta:cell-count="1872" meta:object-count="0"/>
  </office:meta>
</office:document-meta>
</file>